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istmas Blessings</text:p>
      <text:p text:style-name="P2"/>
      <text:p text:style-name="P1"><text:span text:style-name="T1">Read:</text:span> Luke 1:26-33 &amp; 2:1-7</text:p>
      <text:p text:style-name="P1"/>
      <text:p text:style-name="P1"><text:span text:style-name="T1">Text:</text:span> Luke 1:28 “And the angel…said, Hail, thou that art highly favored, the Lord is with thee: blessed art thou among women.”</text:p>
      <text:p text:style-name="P1"/>
      <text:p text:style-name="P1"><text:span text:style-name="T1">Introduction:</text:span> There are several individuals in the scriptures that are seen only once yet they are remembered. <text:s/>There are the shepherds and the wise men, of course. There is Simeon and Anna, and an innkeeper. <text:s/>All these are known because they are involved in the story of the birth of Christ. <text:s/>Their names disappear as quickly as they appear but their part was not a minor role in this game of life.</text:p>
      <text:p text:style-name="P1"><text:s text:c="2"/>Mary is not a minor player. <text:s/>She dominates the picture right from the beginning credits. <text:s/>The Catholic Church has carried her to an exalted level but sometimes we Protestants miss her great attributes as we attempt <text:span text:style-name="T2">not</text:span> to idolize her. <text:s/>She is bestowed a blessing right from the start. <text:s/>It is important not to miss the fact that the angel tells her that she is already blessed. <text:s/>She was going to face some strong accusations as well as misunderstanding and confusion from her friends and acquaintances. <text:s/>It is important to know that God favors her for others soon won’t.</text:p>
      <text:p text:style-name="P1"/>
      <text:p text:style-name="P1"><text:span text:style-name="T1">I. Blessed but not exempt from trouble:</text:span> Mary needed to know that she was a blessed woman when the criticism came. <text:s/>Someone was going to notice that the baby came before nine months of marriage. <text:s/>Her hus-band would be ridiculed for pre-marital sex. <text:s/>Her son would be different (perhaps even a little odd) and that would bring criticism. <text:s/>For some he would be rejected because his parents weren’t married when he was conceived.</text:p>
      <text:p text:style-name="P1"><text:s text:c="2"/>Mary would need to remind herself that she was blessed when she saw her son persecuted and heard the horrible things that were being said about Him. <text:s/>She would need the blessing to get her past the crucifixion of her child.</text:p>
      <text:p text:style-name="P1"/>
      <text:p text:style-name="P1"><text:span text:style-name="T1">II. The shepherds were blessed:</text:span> Just a group of ordinary shepherds watching their sheep and minding their own business. <text:s/>The sheep were settled down for the night and the shepherds were lying down across the entrance of the sheepfold when the lights came on. <text:s/>They were startled by an angel, who brought them: “good tidings of great joy” <text:s/></text:p>
      <text:p text:style-name="P1"/>
      <text:p text:style-name="P1"><text:span text:style-name="T1">III. The wise men were blessed when they saw the star:</text:span> There is no way of knowing just how many there were but it was probably more than the three that we insert into the nativity scene. <text:s/>On the night of His birth they saw the star and prepared for a long journey. <text:s/>It took nearly two years for them to arrive. <text:s/>What do you think enabled them to take a two year trip to find a child that no one else knew was a king? <text:s/>I believe that it was the blessing that they would receive when they met Him was what kept them going.<text:tab/></text:p>
      <text:p text:style-name="P1"><text:s text:c="2"/>I wonder how they felt when they came to Jerusalem and saw the total lack of excitement. <text:s/>These people were living within a stones throw of the promised messiah and didn’t know or care. <text:s/>When they met with the theologians at the temple they all but gave them the address of Joseph and Mary’s house. <text:s/>These theologians knew or should have known about the birth of Christ but they didn’t seem to care.</text:p>
      <text:p text:style-name="P1"><text:s text:c="2"/>I believe that we live in the generation that will see Christ’s return to earth. <text:s/>Prophesies about the end times have been fulfilled at a record pace during my life time. <text:s/>Israel has become a nation, there are wars and rumors of wars, earthquakes and cataclysmic storms are happening in diverse places. <text:s/>The European common market has been established and they are trying to come up with a common currency (the euro). <text:s/>When the currency fails they will next go to a cashless system and will eventually forego a card in favor of computer implants based on your SSN. <text:s/>Watch out! <text:s/>The end is coming on very fast. <text:s/>What is the church doing in the face of the Second Coming of Christ? <text:s/>We are writing books, building build-ings and pontificating about cultural and social issues. <text:s/>We sure could use a few wise men to awaken us.</text:p>
      <text:p text:style-name="P1"/>
      <text:p text:style-name="P1"><text:span text:style-name="T1">Conclude:</text:span> Too many Christians today are like the innkeeper. <text:s/>The only room they have for Jesus is the shed out back. <text:s/>“Jesus, you’re welcome, but please come around back.” <text:s/>The rooms of our hearts are filled with important things. <text:s/>We’d have made room for Jesus if we could have but it just wasn’t convenient. <text:s/>If we knew that he was coming we would have made preparations and tried to do better on the room. <text:s/>We still have time for Jesus as long as He doesn’t interfere with the other things that we’re doing. </text:p>
      <text:p text:style-name="P1"><text:s text:c="2"/>Here’s the question of the day: Do you want to be blessed? <text:s/>Or Do you want to make excuses? <text:s/>Mary was blessed because she chose to participate in bringing Christ to the world. <text:s/>The shepherds were blessed as were the wise men for the same reason. <text:s/>The Innkeeper was not blessed because he had neither the room nor the time for Je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he Christmas Blessing</dc:title>
    <meta:initial-creator>Joel Tice</meta:initial-creator>
    <meta:creation-date>2006-12-23T15:19:00</meta:creation-date>
    <dc:creator>j </dc:creator>
    <dc:date>2021-12-11T11:42:39.11</dc:date>
    <meta:print-date>2006-12-23T21:47:00</meta:print-date>
    <meta:editing-cycles>6</meta:editing-cycles>
    <meta:editing-duration>PT6H30M</meta:editing-duration>
    <meta:document-statistic meta:table-count="0" meta:image-count="0" meta:object-count="0" meta:page-count="1" meta:paragraph-count="13" meta:word-count="852" meta:character-count="4721"/>
    <meta:generator>OpenOffice/4.1.3$Win32 OpenOffice.org_project/413m1$Build-9783</meta:generator>
  </office:meta>
</office:document-meta>
</file>